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3.556cm" svg:x="2.794cm" svg:y="1.905cm">
          <text:p text:style-name="P1">callback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16cm" svg:y1="0cm" svg:x2="1.016cm" svg:y2="1.651cm">
          <text:p/>
        </draw:line>
        <draw:custom-shape draw:style-name="gr3" draw:text-style-name="P1" draw:layer="layout" svg:width="2.032cm" svg:height="0.635cm" svg:x="0cm" svg:y="0.381cm">
          <text:p text:style-name="P1">op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064cm" svg:y1="2.921cm" svg:x2="4.064cm" svg:y2="5.207cm">
          <text:p/>
        </draw:line>
        <draw:line draw:style-name="gr2" draw:text-style-name="P2" draw:layer="layout" svg:x1="4.064cm" svg:y1="1.651cm" svg:x2="2.032cm" svg:y2="1.651cm">
          <text:p/>
        </draw:line>
        <draw:custom-shape draw:style-name="gr3" draw:text-style-name="P1" draw:layer="layout" svg:width="2.032cm" svg:height="0.635cm" svg:x="3.048cm" svg:y="3.81cm">
          <text:p text:style-name="P1">o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0.635cm" svg:x="3.048cm" svg:y="2.921cm">
          <text:p text:style-name="P1">o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0.635cm" svg:x="3.048cm" svg:y="4.699cm">
          <text:p text:style-name="P1">op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16cm" svg:y1="5.842cm" svg:x2="4.064cm" svg:y2="5.842cm">
          <text:p/>
        </draw:line>
        <draw:line draw:style-name="gr2" draw:text-style-name="P2" draw:layer="layout" svg:x1="1.016cm" svg:y1="1.651cm" svg:x2="1.016cm" svg:y2="7.239cm">
          <text:p/>
        </draw:line>
        <draw:custom-shape draw:style-name="gr3" draw:text-style-name="P1" draw:layer="layout" svg:width="2.032cm" svg:height="0.635cm" svg:x="0cm" svg:y="5.461cm">
          <text:p text:style-name="P1">o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0.635cm" svg:x="0cm" svg:y="6.35cm">
          <text:p text:style-name="P1">op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064cm" svg:y1="1.651cm" svg:x2="4.064cm" svg:y2="1.905cm">
          <text:p/>
        </draw:line>
        <draw:custom-shape draw:style-name="gr3" draw:text-style-name="P1" draw:layer="layout" svg:width="2.032cm" svg:height="0.635cm" svg:x="0cm" svg:y="1.27cm">
          <text:p text:style-name="P1">op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064cm" svg:y1="5.842cm" svg:x2="4.064cm" svg:y2="5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  <style:text-properties fo:font-size="12pt"/>
    </style:style>
    <style:style style:name="text" style:family="graphic" style:parent-style-name="standard">
      <style:graphic-properties draw:stroke="none" draw:fill="none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2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461cm" fo:page-height="7.2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Seifert</meta:initial-creator>
    <meta:creation-date>2012-06-26T20:01:33</meta:creation-date>
    <dc:date>2012-06-26T20:25:18</dc:date>
    <dc:creator>Stefan Seifert</dc:creator>
    <meta:editing-duration>PT23M45S</meta:editing-duration>
    <meta:editing-cycles>5</meta:editing-cycles>
    <meta:generator>LibreOffice/3.4$Unix LibreOffice_project/340m1$Build-1505</meta:generator>
    <meta:document-statistic meta:object-count="15"/>
  </office:meta>
</office:document-meta>
</file>